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34.0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pam_data_compile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# instance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ACC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.847304625" calcext:value-type="float">
            <text:p>26,847304625</text:p>
          </table:table-cell>
          <table:table-cell office:value-type="float" office:value="0.000198256647790793" calcext:value-type="float">
            <text:p>0,0001982566</text:p>
          </table:table-cell>
          <table:table-cell office:value-type="float" office:value="74.6" calcext:value-type="float">
            <text:p>74,6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.128150645" calcext:value-type="float">
            <text:p>25,128150645</text:p>
          </table:table-cell>
          <table:table-cell office:value-type="float" office:value="0.000185561380616984" calcext:value-type="float">
            <text:p>0,0001855614</text:p>
          </table:table-cell>
          <table:table-cell office:value-type="float" office:value="74.6" calcext:value-type="float">
            <text:p>74,6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8.307713285" calcext:value-type="float">
            <text:p>28,307713285</text:p>
          </table:table-cell>
          <table:table-cell office:value-type="float" office:value="0.000209041183869197" calcext:value-type="float">
            <text:p>0,0002090412</text:p>
          </table:table-cell>
          <table:table-cell office:value-type="float" office:value="74.6" calcext:value-type="float">
            <text:p>74,6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.545500783" calcext:value-type="float">
            <text:p>25,545500783</text:p>
          </table:table-cell>
          <table:table-cell office:value-type="float" office:value="0.000188643345099849" calcext:value-type="float">
            <text:p>0,0001886433</text:p>
          </table:table-cell>
          <table:table-cell office:value-type="float" office:value="74.6" calcext:value-type="float">
            <text:p>74,6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.071350595" calcext:value-type="float">
            <text:p>26,071350595</text:p>
          </table:table-cell>
          <table:table-cell office:value-type="float" office:value="0.000192526536445302" calcext:value-type="float">
            <text:p>0,0001925265</text:p>
          </table:table-cell>
          <table:table-cell office:value-type="float" office:value="74.6" calcext:value-type="float">
            <text:p>74,6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.19526791" calcext:value-type="float">
            <text:p>26,19526791</text:p>
          </table:table-cell>
          <table:table-cell office:value-type="float" office:value="0.000193441616443771" calcext:value-type="float">
            <text:p>0,0001934416</text:p>
          </table:table-cell>
          <table:table-cell office:value-type="float" office:value="74.6" calcext:value-type="float">
            <text:p>74,6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4.929702709" calcext:value-type="float">
            <text:p>24,929702709</text:p>
          </table:table-cell>
          <table:table-cell office:value-type="float" office:value="0.000169030024339953" calcext:value-type="float">
            <text:p>0,00016903</text:p>
          </table:table-cell>
          <table:table-cell office:value-type="float" office:value="74.6" calcext:value-type="float">
            <text:p>74,6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7.16257538" calcext:value-type="float">
            <text:p>27,16257538</text:p>
          </table:table-cell>
          <table:table-cell office:value-type="float" office:value="0.000200584796702045" calcext:value-type="float">
            <text:p>0,0002005848</text:p>
          </table:table-cell>
          <table:table-cell office:value-type="float" office:value="74.6" calcext:value-type="float">
            <text:p>74,6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.016730127" calcext:value-type="float">
            <text:p>25,016730127</text:p>
          </table:table-cell>
          <table:table-cell office:value-type="float" office:value="0.000169658562066035" calcext:value-type="float">
            <text:p>0,0001696586</text:p>
          </table:table-cell>
          <table:table-cell office:value-type="float" office:value="74.6" calcext:value-type="float">
            <text:p>74,6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ACC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.804365618" calcext:value-type="float">
            <text:p>25,804365618</text:p>
          </table:table-cell>
          <table:table-cell office:value-type="float" office:value="0.000190554958765909" calcext:value-type="float">
            <text:p>0,000190555</text:p>
          </table:table-cell>
          <table:table-cell office:value-type="float" office:value="74.6" calcext:value-type="float">
            <text:p>74,6</text:p>
          </table:table-cell>
          <table:table-cell table:style-name="ce1" table:formula="of:=AVERAGE([.B2:.B11])" office:value-type="float" office:value="26.1008661677" calcext:value-type="float">
            <text:p>26,1008661677</text:p>
          </table:table-cell>
          <table:table-cell table:style-name="ce1" table:formula="of:=AVERAGE([.C2:.C11])" office:value-type="float" office:value="0.000189729905213984" calcext:value-type="float">
            <text:p>0,0001897299</text:p>
          </table:table-cell>
          <table:table-cell table:style-name="ce1" table:formula="of:=AVERAGE([.D2:.D11])" office:value-type="float" office:value="74.6" calcext:value-type="float">
            <text:p>74,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4.924037657" calcext:value-type="float">
            <text:p>54,924037657</text:p>
          </table:table-cell>
          <table:table-cell office:value-type="float" office:value="0.00040604793184871" calcext:value-type="float">
            <text:p>0,0004060479</text:p>
          </table:table-cell>
          <table:table-cell office:value-type="float" office:value="59.8" calcext:value-type="float">
            <text:p>59,8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2.085937034" calcext:value-type="float">
            <text:p>52,085937034</text:p>
          </table:table-cell>
          <table:table-cell office:value-type="float" office:value="0.000385071524576577" calcext:value-type="float">
            <text:p>0,0003850715</text:p>
          </table:table-cell>
          <table:table-cell office:value-type="float" office:value="59.8" calcext:value-type="float">
            <text:p>59,8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8.659517398" calcext:value-type="float">
            <text:p>58,659517398</text:p>
          </table:table-cell>
          <table:table-cell office:value-type="float" office:value="0.000433669894870814" calcext:value-type="float">
            <text:p>0,0004336699</text:p>
          </table:table-cell>
          <table:table-cell office:value-type="float" office:value="59.8" calcext:value-type="float">
            <text:p>59,8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2.970973742" calcext:value-type="float">
            <text:p>52,970973742</text:p>
          </table:table-cell>
          <table:table-cell office:value-type="float" office:value="0.000391614760454735" calcext:value-type="float">
            <text:p>0,0003916148</text:p>
          </table:table-cell>
          <table:table-cell office:value-type="float" office:value="59.8" calcext:value-type="float">
            <text:p>59,8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4.120311541" calcext:value-type="float">
            <text:p>54,120311541</text:p>
          </table:table-cell>
          <table:table-cell office:value-type="float" office:value="0.000400112283861747" calcext:value-type="float">
            <text:p>0,0004001123</text:p>
          </table:table-cell>
          <table:table-cell office:value-type="float" office:value="59.8" calcext:value-type="float">
            <text:p>59,8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4.796234111" calcext:value-type="float">
            <text:p>54,796234111</text:p>
          </table:table-cell>
          <table:table-cell office:value-type="float" office:value="0.000405112663977308" calcext:value-type="float">
            <text:p>0,0004051127</text:p>
          </table:table-cell>
          <table:table-cell office:value-type="float" office:value="59.8" calcext:value-type="float">
            <text:p>59,8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2.37511819" calcext:value-type="float">
            <text:p>52,37511819</text:p>
          </table:table-cell>
          <table:table-cell office:value-type="float" office:value="0.000355562799854545" calcext:value-type="float">
            <text:p>0,0003555628</text:p>
          </table:table-cell>
          <table:table-cell office:value-type="float" office:value="59.8" calcext:value-type="float">
            <text:p>59,8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6.896503785" calcext:value-type="float">
            <text:p>56,896503785</text:p>
          </table:table-cell>
          <table:table-cell office:value-type="float" office:value="0.000420640711196063" calcext:value-type="float">
            <text:p>0,0004206407</text:p>
          </table:table-cell>
          <table:table-cell office:value-type="float" office:value="59.8" calcext:value-type="float">
            <text:p>59,8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1.78196905" calcext:value-type="float">
            <text:p>51,78196905</text:p>
          </table:table-cell>
          <table:table-cell office:value-type="float" office:value="0.000351609674740494" calcext:value-type="float">
            <text:p>0,0003516097</text:p>
          </table:table-cell>
          <table:table-cell office:value-type="float" office:value="59.8" calcext:value-type="float">
            <text:p>59,8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ACC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3.962671179" calcext:value-type="float">
            <text:p>53,962671179</text:p>
          </table:table-cell>
          <table:table-cell office:value-type="float" office:value="0.000398949947696663" calcext:value-type="float">
            <text:p>0,0003989499</text:p>
          </table:table-cell>
          <table:table-cell office:value-type="float" office:value="59.8" calcext:value-type="float">
            <text:p>59,8</text:p>
          </table:table-cell>
          <table:table-cell table:style-name="ce1" table:formula="of:=AVERAGE([.B12:.B21])" office:value-type="float" office:value="54.2573273687" calcext:value-type="float">
            <text:p>54,2573273687</text:p>
          </table:table-cell>
          <table:table-cell table:style-name="ce1" table:formula="of:=AVERAGE([.C12:.C21])" office:value-type="float" office:value="0.000394839219307765" calcext:value-type="float">
            <text:p>0,0003948392</text:p>
          </table:table-cell>
          <table:table-cell table:style-name="ce1" table:formula="of:=AVERAGE([.D12:.D21])" office:value-type="float" office:value="59.8" calcext:value-type="float">
            <text:p>59,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3.229707142" calcext:value-type="float">
            <text:p>83,229707142</text:p>
          </table:table-cell>
          <table:table-cell office:value-type="float" office:value="0.000615830369790679" calcext:value-type="float">
            <text:p>0,0006158304</text:p>
          </table:table-cell>
          <table:table-cell office:value-type="float" office:value="54.0666666666667" calcext:value-type="float">
            <text:p>54,0666666667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9.467803145" calcext:value-type="float">
            <text:p>79,467803145</text:p>
          </table:table-cell>
          <table:table-cell office:value-type="float" office:value="0.000588007358021893" calcext:value-type="float">
            <text:p>0,0005880074</text:p>
          </table:table-cell>
          <table:table-cell office:value-type="float" office:value="54.0666666666667" calcext:value-type="float">
            <text:p>54,0666666667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9.38570703" calcext:value-type="float">
            <text:p>89,38570703</text:p>
          </table:table-cell>
          <table:table-cell office:value-type="float" office:value="0.000661391587625123" calcext:value-type="float">
            <text:p>0,0006613916</text:p>
          </table:table-cell>
          <table:table-cell office:value-type="float" office:value="54.0666666666667" calcext:value-type="float">
            <text:p>54,0666666667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2.50542944" calcext:value-type="float">
            <text:p>82,50542944</text:p>
          </table:table-cell>
          <table:table-cell office:value-type="float" office:value="0.000610504128992682" calcext:value-type="float">
            <text:p>0,0006105041</text:p>
          </table:table-cell>
          <table:table-cell office:value-type="float" office:value="54.0666666666667" calcext:value-type="float">
            <text:p>54,0666666667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2.493128211" calcext:value-type="float">
            <text:p>82,493128211</text:p>
          </table:table-cell>
          <table:table-cell office:value-type="float" office:value="0.000610392371229662" calcext:value-type="float">
            <text:p>0,0006103924</text:p>
          </table:table-cell>
          <table:table-cell office:value-type="float" office:value="54.0666666666667" calcext:value-type="float">
            <text:p>54,0666666667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3.666429283" calcext:value-type="float">
            <text:p>83,666429283</text:p>
          </table:table-cell>
          <table:table-cell office:value-type="float" office:value="0.000619078983701775" calcext:value-type="float">
            <text:p>0,000619079</text:p>
          </table:table-cell>
          <table:table-cell office:value-type="float" office:value="54.0666666666667" calcext:value-type="float">
            <text:p>54,0666666667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8.980914098" calcext:value-type="float">
            <text:p>78,980914098</text:p>
          </table:table-cell>
          <table:table-cell office:value-type="float" office:value="0.000536668107452017" calcext:value-type="float">
            <text:p>0,0005366681</text:p>
          </table:table-cell>
          <table:table-cell office:value-type="float" office:value="54.0666666666667" calcext:value-type="float">
            <text:p>54,0666666667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5.740588438" calcext:value-type="float">
            <text:p>85,740588438</text:p>
          </table:table-cell>
          <table:table-cell office:value-type="float" office:value="0.000634413517450211" calcext:value-type="float">
            <text:p>0,0006344135</text:p>
          </table:table-cell>
          <table:table-cell office:value-type="float" office:value="54.0666666666667" calcext:value-type="float">
            <text:p>54,0666666667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8.924618819" calcext:value-type="float">
            <text:p>78,924618819</text:p>
          </table:table-cell>
          <table:table-cell office:value-type="float" office:value="0.000536411077320721" calcext:value-type="float">
            <text:p>0,0005364111</text:p>
          </table:table-cell>
          <table:table-cell office:value-type="float" office:value="54.0666666666667" calcext:value-type="float">
            <text:p>54,0666666667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ACC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1.397582369" calcext:value-type="float">
            <text:p>81,397582369</text:p>
          </table:table-cell>
          <table:table-cell office:value-type="float" office:value="0.000602278915316013" calcext:value-type="float">
            <text:p>0,0006022789</text:p>
          </table:table-cell>
          <table:table-cell office:value-type="float" office:value="54.0666666666667" calcext:value-type="float">
            <text:p>54,0666666667</text:p>
          </table:table-cell>
          <table:table-cell table:style-name="ce1" table:formula="of:=AVERAGE([.B22:.B31])" office:value-type="float" office:value="82.5791907975" calcext:value-type="float">
            <text:p>82,5791907975</text:p>
          </table:table-cell>
          <table:table-cell table:style-name="ce1" table:formula="of:=AVERAGE([.C22:.C31])" office:value-type="float" office:value="0.000601497641690077" calcext:value-type="float">
            <text:p>0,0006014976</text:p>
          </table:table-cell>
          <table:table-cell table:style-name="ce1" table:formula="of:=AVERAGE([.D22:.D31])" office:value-type="float" office:value="54.0666666666667" calcext:value-type="float">
            <text:p>54,066666666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2.164418444" calcext:value-type="float">
            <text:p>112,164418444</text:p>
          </table:table-cell>
          <table:table-cell office:value-type="float" office:value="0.00083040179224604" calcext:value-type="float">
            <text:p>0,0008304018</text:p>
          </table:table-cell>
          <table:table-cell office:value-type="float" office:value="58.175" calcext:value-type="float">
            <text:p>58,175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6.759809162" calcext:value-type="float">
            <text:p>106,759809162</text:p>
          </table:table-cell>
          <table:table-cell office:value-type="float" office:value="0.000790396954780137" calcext:value-type="float">
            <text:p>0,000790397</text:p>
          </table:table-cell>
          <table:table-cell office:value-type="float" office:value="58.175" calcext:value-type="float">
            <text:p>58,175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0.325573028" calcext:value-type="float">
            <text:p>120,325573028</text:p>
          </table:table-cell>
          <table:table-cell office:value-type="float" office:value="0.000890832655430429" calcext:value-type="float">
            <text:p>0,0008908327</text:p>
          </table:table-cell>
          <table:table-cell office:value-type="float" office:value="58.175" calcext:value-type="float">
            <text:p>58,175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2.649725494" calcext:value-type="float">
            <text:p>112,649725494</text:p>
          </table:table-cell>
          <table:table-cell office:value-type="float" office:value="0.000834045480959627" calcext:value-type="float">
            <text:p>0,0008340455</text:p>
          </table:table-cell>
          <table:table-cell office:value-type="float" office:value="58.175" calcext:value-type="float">
            <text:p>58,175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0.833634524" calcext:value-type="float">
            <text:p>110,833634524</text:p>
          </table:table-cell>
          <table:table-cell office:value-type="float" office:value="0.000820557341918872" calcext:value-type="float">
            <text:p>0,0008205573</text:p>
          </table:table-cell>
          <table:table-cell office:value-type="float" office:value="58.175" calcext:value-type="float">
            <text:p>58,175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1.873530445" calcext:value-type="float">
            <text:p>111,873530445</text:p>
          </table:table-cell>
          <table:table-cell office:value-type="float" office:value="0.000828254660503992" calcext:value-type="float">
            <text:p>0,0008282547</text:p>
          </table:table-cell>
          <table:table-cell office:value-type="float" office:value="58.175" calcext:value-type="float">
            <text:p>58,175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5.256944306" calcext:value-type="float">
            <text:p>105,256944306</text:p>
          </table:table-cell>
          <table:table-cell office:value-type="float" office:value="0.000715643991975132" calcext:value-type="float">
            <text:p>0,000715644</text:p>
          </table:table-cell>
          <table:table-cell office:value-type="float" office:value="58.175" calcext:value-type="float">
            <text:p>58,175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4.470741867" calcext:value-type="float">
            <text:p>114,470741867</text:p>
          </table:table-cell>
          <table:table-cell office:value-type="float" office:value="0.000847467998080028" calcext:value-type="float">
            <text:p>0,000847468</text:p>
          </table:table-cell>
          <table:table-cell office:value-type="float" office:value="58.175" calcext:value-type="float">
            <text:p>58,175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6.250223588" calcext:value-type="float">
            <text:p>106,250223588</text:p>
          </table:table-cell>
          <table:table-cell office:value-type="float" office:value="0.000722578026388852" calcext:value-type="float">
            <text:p>0,000722578</text:p>
          </table:table-cell>
          <table:table-cell office:value-type="float" office:value="58.175" calcext:value-type="float">
            <text:p>58,175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ACC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8.98246811" calcext:value-type="float">
            <text:p>108,98246811</text:p>
          </table:table-cell>
          <table:table-cell office:value-type="float" office:value="0.00080684042311671" calcext:value-type="float">
            <text:p>0,0008068404</text:p>
          </table:table-cell>
          <table:table-cell office:value-type="float" office:value="58.175" calcext:value-type="float">
            <text:p>58,175</text:p>
          </table:table-cell>
          <table:table-cell table:style-name="ce1" table:formula="of:=AVERAGE([.B32:.B41])" office:value-type="float" office:value="110.9567068968" calcext:value-type="float">
            <text:p>110,9567068968</text:p>
          </table:table-cell>
          <table:table-cell table:style-name="ce1" table:formula="of:=AVERAGE([.C32:.C41])" office:value-type="float" office:value="0.000808701932539982" calcext:value-type="float">
            <text:p>0,0008087019</text:p>
          </table:table-cell>
          <table:table-cell table:style-name="ce1" table:formula="of:=AVERAGE([.D32:.D41])" office:value-type="float" office:value="58.175" calcext:value-type="float">
            <text:p>58,17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1.417883659" calcext:value-type="float">
            <text:p>141,417883659</text:p>
          </table:table-cell>
          <table:table-cell office:value-type="float" office:value="0.00104761695269569" calcext:value-type="float">
            <text:p>0,001047617</text:p>
          </table:table-cell>
          <table:table-cell office:value-type="float" office:value="62.52" calcext:value-type="float">
            <text:p>62,52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34.268265651" calcext:value-type="float">
            <text:p>134,268265651</text:p>
          </table:table-cell>
          <table:table-cell office:value-type="float" office:value="0.000994654937417916" calcext:value-type="float">
            <text:p>0,0009946549</text:p>
          </table:table-cell>
          <table:table-cell office:value-type="float" office:value="62.52" calcext:value-type="float">
            <text:p>62,52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1.245160501" calcext:value-type="float">
            <text:p>151,245160501</text:p>
          </table:table-cell>
          <table:table-cell office:value-type="float" office:value="0.00112041923960511" calcext:value-type="float">
            <text:p>0,0011204192</text:p>
          </table:table-cell>
          <table:table-cell office:value-type="float" office:value="62.52" calcext:value-type="float">
            <text:p>62,52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2.614525168" calcext:value-type="float">
            <text:p>142,614525168</text:p>
          </table:table-cell>
          <table:table-cell office:value-type="float" office:value="0.00105654249870411" calcext:value-type="float">
            <text:p>0,0010565425</text:p>
          </table:table-cell>
          <table:table-cell office:value-type="float" office:value="62.52" calcext:value-type="float">
            <text:p>62,52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39.392613818" calcext:value-type="float">
            <text:p>139,392613818</text:p>
          </table:table-cell>
          <table:table-cell office:value-type="float" office:value="0.00103261575018032" calcext:value-type="float">
            <text:p>0,0010326158</text:p>
          </table:table-cell>
          <table:table-cell office:value-type="float" office:value="62.52" calcext:value-type="float">
            <text:p>62,52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1.707316384" calcext:value-type="float">
            <text:p>141,707316384</text:p>
          </table:table-cell>
          <table:table-cell office:value-type="float" office:value="0.00104977886462589" calcext:value-type="float">
            <text:p>0,0010497789</text:p>
          </table:table-cell>
          <table:table-cell office:value-type="float" office:value="62.52" calcext:value-type="float">
            <text:p>62,52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31.94711639" calcext:value-type="float">
            <text:p>131,94711639</text:p>
          </table:table-cell>
          <table:table-cell office:value-type="float" office:value="0.000897696173075987" calcext:value-type="float">
            <text:p>0,0008976962</text:p>
          </table:table-cell>
          <table:table-cell office:value-type="float" office:value="62.52" calcext:value-type="float">
            <text:p>62,52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3.315504093" calcext:value-type="float">
            <text:p>143,315504093</text:p>
          </table:table-cell>
          <table:table-cell office:value-type="float" office:value="0.00106164842453562" calcext:value-type="float">
            <text:p>0,0010616484</text:p>
          </table:table-cell>
          <table:table-cell office:value-type="float" office:value="62.52" calcext:value-type="float">
            <text:p>62,52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32.550831393" calcext:value-type="float">
            <text:p>132,550831393</text:p>
          </table:table-cell>
          <table:table-cell office:value-type="float" office:value="0.000902013454076674" calcext:value-type="float">
            <text:p>0,0009020135</text:p>
          </table:table-cell>
          <table:table-cell office:value-type="float" office:value="62.52" calcext:value-type="float">
            <text:p>62,52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ACC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36.696439511" calcext:value-type="float">
            <text:p>136,696439511</text:p>
          </table:table-cell>
          <table:table-cell office:value-type="float" office:value="0.00101262441145182" calcext:value-type="float">
            <text:p>0,0010126244</text:p>
          </table:table-cell>
          <table:table-cell office:value-type="float" office:value="62.52" calcext:value-type="float">
            <text:p>62,52</text:p>
          </table:table-cell>
          <table:table-cell table:style-name="ce1" table:formula="of:=AVERAGE([.B42:.B51])" office:value-type="float" office:value="139.5155656568" calcext:value-type="float">
            <text:p>139,5155656568</text:p>
          </table:table-cell>
          <table:table-cell table:style-name="ce1" table:formula="of:=AVERAGE([.C42:.C51])" office:value-type="float" office:value="0.00101756107063691" calcext:value-type="float">
            <text:p>0,0010175611</text:p>
          </table:table-cell>
          <table:table-cell table:style-name="ce1" table:formula="of:=AVERAGE([.D42:.D51])" office:value-type="float" office:value="62.52" calcext:value-type="float">
            <text:p>62,5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71.096941737" calcext:value-type="float">
            <text:p>171,096941737</text:p>
          </table:table-cell>
          <table:table-cell office:value-type="float" office:value="0.00126813328856292" calcext:value-type="float">
            <text:p>0,0012681333</text:p>
          </table:table-cell>
          <table:table-cell office:value-type="float" office:value="66.4166666666667" calcext:value-type="float">
            <text:p>66,4166666667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62.023646844" calcext:value-type="float">
            <text:p>162,023646844</text:p>
          </table:table-cell>
          <table:table-cell office:value-type="float" office:value="0.00120087829346894" calcext:value-type="float">
            <text:p>0,0012008783</text:p>
          </table:table-cell>
          <table:table-cell office:value-type="float" office:value="66.4166666666667" calcext:value-type="float">
            <text:p>66,4166666667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82.522599195" calcext:value-type="float">
            <text:p>182,522599195</text:p>
          </table:table-cell>
          <table:table-cell office:value-type="float" office:value="0.00135281159376898" calcext:value-type="float">
            <text:p>0,0013528116</text:p>
          </table:table-cell>
          <table:table-cell office:value-type="float" office:value="66.4166666666667" calcext:value-type="float">
            <text:p>66,4166666667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72.241286762" calcext:value-type="float">
            <text:p>172,241286762</text:p>
          </table:table-cell>
          <table:table-cell office:value-type="float" office:value="0.00127667027004884" calcext:value-type="float">
            <text:p>0,0012766703</text:p>
          </table:table-cell>
          <table:table-cell office:value-type="float" office:value="66.4166666666667" calcext:value-type="float">
            <text:p>66,4166666667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67.95452522" calcext:value-type="float">
            <text:p>167,95452522</text:p>
          </table:table-cell>
          <table:table-cell office:value-type="float" office:value="0.00124483165107517" calcext:value-type="float">
            <text:p>0,0012448317</text:p>
          </table:table-cell>
          <table:table-cell office:value-type="float" office:value="66.4166666666667" calcext:value-type="float">
            <text:p>66,4166666667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72.223290929" calcext:value-type="float">
            <text:p>172,223290929</text:p>
          </table:table-cell>
          <table:table-cell office:value-type="float" office:value="0.00127651351619049" calcext:value-type="float">
            <text:p>0,0012765135</text:p>
          </table:table-cell>
          <table:table-cell office:value-type="float" office:value="66.4166666666667" calcext:value-type="float">
            <text:p>66,4166666667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58.895015891" calcext:value-type="float">
            <text:p>158,895015891</text:p>
          </table:table-cell>
          <table:table-cell office:value-type="float" office:value="0.00108163434999697" calcext:value-type="float">
            <text:p>0,0010816343</text:p>
          </table:table-cell>
          <table:table-cell office:value-type="float" office:value="66.4166666666667" calcext:value-type="float">
            <text:p>66,4166666667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72.280335366" calcext:value-type="float">
            <text:p>172,280335366</text:p>
          </table:table-cell>
          <table:table-cell office:value-type="float" office:value="0.00127685803275661" calcext:value-type="float">
            <text:p>0,001276858</text:p>
          </table:table-cell>
          <table:table-cell office:value-type="float" office:value="66.4166666666667" calcext:value-type="float">
            <text:p>66,4166666667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59.040031145" calcext:value-type="float">
            <text:p>159,040031145</text:p>
          </table:table-cell>
          <table:table-cell office:value-type="float" office:value="0.00108286141872917" calcext:value-type="float">
            <text:p>0,0010828614</text:p>
          </table:table-cell>
          <table:table-cell office:value-type="float" office:value="66.4166666666667" calcext:value-type="float">
            <text:p>66,4166666667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ACC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64.587324294" calcext:value-type="float">
            <text:p>164,587324294</text:p>
          </table:table-cell>
          <table:table-cell office:value-type="float" office:value="0.00121985456344244" calcext:value-type="float">
            <text:p>0,0012198546</text:p>
          </table:table-cell>
          <table:table-cell office:value-type="float" office:value="66.4166666666667" calcext:value-type="float">
            <text:p>66,4166666667</text:p>
          </table:table-cell>
          <table:table-cell table:style-name="ce1" table:formula="of:=AVERAGE([.B52:.B61])" office:value-type="float" office:value="168.2864997383" calcext:value-type="float">
            <text:p>168,2864997383</text:p>
          </table:table-cell>
          <table:table-cell table:style-name="ce1" table:formula="of:=AVERAGE([.C52:.C61])" office:value-type="float" office:value="0.00122810469780405" calcext:value-type="float">
            <text:p>0,0012281047</text:p>
          </table:table-cell>
          <table:table-cell table:style-name="ce1" table:formula="of:=AVERAGE([.D52:.D61])" office:value-type="float" office:value="66.4166666666667" calcext:value-type="float">
            <text:p>66,416666666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01.155674932" calcext:value-type="float">
            <text:p>201,155674932</text:p>
          </table:table-cell>
          <table:table-cell office:value-type="float" office:value="0.00149159578847139" calcext:value-type="float">
            <text:p>0,0014915958</text:p>
          </table:table-cell>
          <table:table-cell office:value-type="float" office:value="68.9714285714286" calcext:value-type="float">
            <text:p>68,9714285714</text:p>
          </table:table-cell>
          <table:table-cell table:number-columns-repeated="3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89.829649088" calcext:value-type="float">
            <text:p>189,829649088</text:p>
          </table:table-cell>
          <table:table-cell office:value-type="float" office:value="0.00140759355101474" calcext:value-type="float">
            <text:p>0,0014075936</text:p>
          </table:table-cell>
          <table:table-cell office:value-type="float" office:value="68.9714285714286" calcext:value-type="float">
            <text:p>68,9714285714</text:p>
          </table:table-cell>
          <table:table-cell table:number-columns-repeated="3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14.006996346" calcext:value-type="float">
            <text:p>214,006996346</text:p>
          </table:table-cell>
          <table:table-cell office:value-type="float" office:value="0.00158687275828419" calcext:value-type="float">
            <text:p>0,0015868728</text:p>
          </table:table-cell>
          <table:table-cell office:value-type="float" office:value="68.9714285714286" calcext:value-type="float">
            <text:p>68,9714285714</text:p>
          </table:table-cell>
          <table:table-cell table:number-columns-repeated="3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01.216335173" calcext:value-type="float">
            <text:p>201,216335173</text:p>
          </table:table-cell>
          <table:table-cell office:value-type="float" office:value="0.00149207644538187" calcext:value-type="float">
            <text:p>0,0014920764</text:p>
          </table:table-cell>
          <table:table-cell office:value-type="float" office:value="68.9714285714286" calcext:value-type="float">
            <text:p>68,9714285714</text:p>
          </table:table-cell>
          <table:table-cell table:number-columns-repeated="3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96.332986247" calcext:value-type="float">
            <text:p>196,332986247</text:p>
          </table:table-cell>
          <table:table-cell office:value-type="float" office:value="0.00145580267914575" calcext:value-type="float">
            <text:p>0,0014558027</text:p>
          </table:table-cell>
          <table:table-cell office:value-type="float" office:value="68.9714285714286" calcext:value-type="float">
            <text:p>68,9714285714</text:p>
          </table:table-cell>
          <table:table-cell table:number-columns-repeated="3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00.382725447" calcext:value-type="float">
            <text:p>200,382725447</text:p>
          </table:table-cell>
          <table:table-cell office:value-type="float" office:value="0.00148585625836726" calcext:value-type="float">
            <text:p>0,0014858563</text:p>
          </table:table-cell>
          <table:table-cell office:value-type="float" office:value="68.9714285714286" calcext:value-type="float">
            <text:p>68,9714285714</text:p>
          </table:table-cell>
          <table:table-cell table:number-columns-repeated="3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85.035842841" calcext:value-type="float">
            <text:p>185,035842841</text:p>
          </table:table-cell>
          <table:table-cell office:value-type="float" office:value="0.00126017254644707" calcext:value-type="float">
            <text:p>0,0012601725</text:p>
          </table:table-cell>
          <table:table-cell office:value-type="float" office:value="68.9714285714286" calcext:value-type="float">
            <text:p>68,9714285714</text:p>
          </table:table-cell>
          <table:table-cell table:number-columns-repeated="3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01.42459624" calcext:value-type="float">
            <text:p>201,42459624</text:p>
          </table:table-cell>
          <table:table-cell office:value-type="float" office:value="0.00149352216662544" calcext:value-type="float">
            <text:p>0,0014935222</text:p>
          </table:table-cell>
          <table:table-cell office:value-type="float" office:value="68.9714285714286" calcext:value-type="float">
            <text:p>68,9714285714</text:p>
          </table:table-cell>
          <table:table-cell table:number-columns-repeated="3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85.656434346" calcext:value-type="float">
            <text:p>185,656434346</text:p>
          </table:table-cell>
          <table:table-cell office:value-type="float" office:value="0.00126468866303728" calcext:value-type="float">
            <text:p>0,0012646887</text:p>
          </table:table-cell>
          <table:table-cell office:value-type="float" office:value="68.9714285714286" calcext:value-type="float">
            <text:p>68,9714285714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ACC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92.580364349" calcext:value-type="float">
            <text:p>192,580364349</text:p>
          </table:table-cell>
          <table:table-cell office:value-type="float" office:value="0.00142796029664642" calcext:value-type="float">
            <text:p>0,0014279603</text:p>
          </table:table-cell>
          <table:table-cell office:value-type="float" office:value="68.9714285714286" calcext:value-type="float">
            <text:p>68,9714285714</text:p>
          </table:table-cell>
          <table:table-cell table:style-name="ce1" table:formula="of:=AVERAGE([.B62:.B71])" office:value-type="float" office:value="196.7621605009" calcext:value-type="float">
            <text:p>196,7621605009</text:p>
          </table:table-cell>
          <table:table-cell table:style-name="ce1" table:formula="of:=AVERAGE([.C62:.C71])" office:value-type="float" office:value="0.00143661411534214" calcext:value-type="float">
            <text:p>0,0014366141</text:p>
          </table:table-cell>
          <table:table-cell table:style-name="ce1" table:formula="of:=AVERAGE([.D62:.D71])" office:value-type="float" office:value="68.9714285714286" calcext:value-type="float">
            <text:p>68,971428571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29.541979488" calcext:value-type="float">
            <text:p>229,541979488</text:p>
          </table:table-cell>
          <table:table-cell office:value-type="float" office:value="0.00170269098389197" calcext:value-type="float">
            <text:p>0,001702691</text:p>
          </table:table-cell>
          <table:table-cell office:value-type="float" office:value="72.0625" calcext:value-type="float">
            <text:p>72,0625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16.960944878" calcext:value-type="float">
            <text:p>216,960944878</text:p>
          </table:table-cell>
          <table:table-cell office:value-type="float" office:value="0.00160935585422349" calcext:value-type="float">
            <text:p>0,0016093559</text:p>
          </table:table-cell>
          <table:table-cell office:value-type="float" office:value="72.0625" calcext:value-type="float">
            <text:p>72,0625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45.250743239" calcext:value-type="float">
            <text:p>245,250743239</text:p>
          </table:table-cell>
          <table:table-cell office:value-type="float" office:value="0.0018192173680955" calcext:value-type="float">
            <text:p>0,0018192174</text:p>
          </table:table-cell>
          <table:table-cell office:value-type="float" office:value="72.0625" calcext:value-type="float">
            <text:p>72,0625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30.464997741" calcext:value-type="float">
            <text:p>230,464997741</text:p>
          </table:table-cell>
          <table:table-cell office:value-type="float" office:value="0.00170958457957391" calcext:value-type="float">
            <text:p>0,0017095846</text:p>
          </table:table-cell>
          <table:table-cell office:value-type="float" office:value="72.0625" calcext:value-type="float">
            <text:p>72,0625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24.640639456" calcext:value-type="float">
            <text:p>224,640639456</text:p>
          </table:table-cell>
          <table:table-cell office:value-type="float" office:value="0.00166631298260083" calcext:value-type="float">
            <text:p>0,001666313</text:p>
          </table:table-cell>
          <table:table-cell office:value-type="float" office:value="72.0625" calcext:value-type="float">
            <text:p>72,0625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28.374024758" calcext:value-type="float">
            <text:p>228,374024758</text:p>
          </table:table-cell>
          <table:table-cell office:value-type="float" office:value="0.00169401399113852" calcext:value-type="float">
            <text:p>0,001694014</text:p>
          </table:table-cell>
          <table:table-cell office:value-type="float" office:value="72.0625" calcext:value-type="float">
            <text:p>72,0625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12.197723633" calcext:value-type="float">
            <text:p>212,197723633</text:p>
          </table:table-cell>
          <table:table-cell office:value-type="float" office:value="0.00144574741433112" calcext:value-type="float">
            <text:p>0,0014457474</text:p>
          </table:table-cell>
          <table:table-cell office:value-type="float" office:value="72.0625" calcext:value-type="float">
            <text:p>72,0625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30.756982756" calcext:value-type="float">
            <text:p>230,756982756</text:p>
          </table:table-cell>
          <table:table-cell office:value-type="float" office:value="0.00171165291525922" calcext:value-type="float">
            <text:p>0,0017116529</text:p>
          </table:table-cell>
          <table:table-cell office:value-type="float" office:value="72.0625" calcext:value-type="float">
            <text:p>72,0625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12.239979463" calcext:value-type="float">
            <text:p>212,239979463</text:p>
          </table:table-cell>
          <table:table-cell office:value-type="float" office:value="0.00144635311526456" calcext:value-type="float">
            <text:p>0,0014463531</text:p>
          </table:table-cell>
          <table:table-cell office:value-type="float" office:value="72.0625" calcext:value-type="float">
            <text:p>72,0625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ACC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20.564588108" calcext:value-type="float">
            <text:p>220,564588108</text:p>
          </table:table-cell>
          <table:table-cell office:value-type="float" office:value="0.00163606541196516" calcext:value-type="float">
            <text:p>0,0016360654</text:p>
          </table:table-cell>
          <table:table-cell office:value-type="float" office:value="72.0625" calcext:value-type="float">
            <text:p>72,0625</text:p>
          </table:table-cell>
          <table:table-cell table:style-name="ce1" table:formula="of:=AVERAGE([.B72:.B81])" office:value-type="float" office:value="225.099260352" calcext:value-type="float">
            <text:p>225,099260352</text:p>
          </table:table-cell>
          <table:table-cell table:style-name="ce1" table:formula="of:=AVERAGE([.C72:.C81])" office:value-type="float" office:value="0.00164409946163443" calcext:value-type="float">
            <text:p>0,0016440995</text:p>
          </table:table-cell>
          <table:table-cell table:style-name="ce1" table:formula="of:=AVERAGE([.D72:.D81])" office:value-type="float" office:value="72.0625" calcext:value-type="float">
            <text:p>72,062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57.619448686" calcext:value-type="float">
            <text:p>257,619448686</text:p>
          </table:table-cell>
          <table:table-cell office:value-type="float" office:value="0.00191161317693942" calcext:value-type="float">
            <text:p>0,0019116132</text:p>
          </table:table-cell>
          <table:table-cell office:value-type="float" office:value="74.2111111111111" calcext:value-type="float">
            <text:p>74,2111111111</text:p>
          </table:table-cell>
          <table:table-cell table:number-columns-repeated="3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44.185233383" calcext:value-type="float">
            <text:p>244,185233383</text:p>
          </table:table-cell>
          <table:table-cell office:value-type="float" office:value="0.00181192959826401" calcext:value-type="float">
            <text:p>0,0018119296</text:p>
          </table:table-cell>
          <table:table-cell office:value-type="float" office:value="74.2111111111111" calcext:value-type="float">
            <text:p>74,2111111111</text:p>
          </table:table-cell>
          <table:table-cell table:number-columns-repeated="3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76.49419991" calcext:value-type="float">
            <text:p>276,49419991</text:p>
          </table:table-cell>
          <table:table-cell office:value-type="float" office:value="0.00205169741962926" calcext:value-type="float">
            <text:p>0,0020516974</text:p>
          </table:table-cell>
          <table:table-cell office:value-type="float" office:value="74.2111111111111" calcext:value-type="float">
            <text:p>74,2111111111</text:p>
          </table:table-cell>
          <table:table-cell table:number-columns-repeated="3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59.688209114" calcext:value-type="float">
            <text:p>259,688209114</text:p>
          </table:table-cell>
          <table:table-cell office:value-type="float" office:value="0.00192703214811657" calcext:value-type="float">
            <text:p>0,0019270321</text:p>
          </table:table-cell>
          <table:table-cell office:value-type="float" office:value="74.2111111111111" calcext:value-type="float">
            <text:p>74,2111111111</text:p>
          </table:table-cell>
          <table:table-cell table:number-columns-repeated="3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52.833305014" calcext:value-type="float">
            <text:p>252,833305014</text:p>
          </table:table-cell>
          <table:table-cell office:value-type="float" office:value="0.00187609234251018" calcext:value-type="float">
            <text:p>0,0018760923</text:p>
          </table:table-cell>
          <table:table-cell office:value-type="float" office:value="74.2111111111111" calcext:value-type="float">
            <text:p>74,2111111111</text:p>
          </table:table-cell>
          <table:table-cell table:number-columns-repeated="3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57.270525756" calcext:value-type="float">
            <text:p>257,270525756</text:p>
          </table:table-cell>
          <table:table-cell office:value-type="float" office:value="0.00190903053402302" calcext:value-type="float">
            <text:p>0,0019090305</text:p>
          </table:table-cell>
          <table:table-cell office:value-type="float" office:value="74.2111111111111" calcext:value-type="float">
            <text:p>74,2111111111</text:p>
          </table:table-cell>
          <table:table-cell table:number-columns-repeated="3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39.341815476" calcext:value-type="float">
            <text:p>239,341815476</text:p>
          </table:table-cell>
          <table:table-cell office:value-type="float" office:value="0.00163132029077181" calcext:value-type="float">
            <text:p>0,0016313203</text:p>
          </table:table-cell>
          <table:table-cell office:value-type="float" office:value="74.2111111111111" calcext:value-type="float">
            <text:p>74,2111111111</text:p>
          </table:table-cell>
          <table:table-cell table:number-columns-repeated="3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60.278902411" calcext:value-type="float">
            <text:p>260,278902411</text:p>
          </table:table-cell>
          <table:table-cell office:value-type="float" office:value="0.00193132314813522" calcext:value-type="float">
            <text:p>0,0019313231</text:p>
          </table:table-cell>
          <table:table-cell office:value-type="float" office:value="74.2111111111111" calcext:value-type="float">
            <text:p>74,2111111111</text:p>
          </table:table-cell>
          <table:table-cell table:number-columns-repeated="3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38.889603267" calcext:value-type="float">
            <text:p>238,889603267</text:p>
          </table:table-cell>
          <table:table-cell office:value-type="float" office:value="0.00162858649877541" calcext:value-type="float">
            <text:p>0,0016285865</text:p>
          </table:table-cell>
          <table:table-cell office:value-type="float" office:value="74.2111111111111" calcext:value-type="float">
            <text:p>74,2111111111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ACC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48.586908904" calcext:value-type="float">
            <text:p>248,586908904</text:p>
          </table:table-cell>
          <table:table-cell office:value-type="float" office:value="0.00184457725018299" calcext:value-type="float">
            <text:p>0,0018445773</text:p>
          </table:table-cell>
          <table:table-cell office:value-type="float" office:value="74.2111111111111" calcext:value-type="float">
            <text:p>74,2111111111</text:p>
          </table:table-cell>
          <table:table-cell table:style-name="ce1" table:formula="of:=AVERAGE([.B82:.B91])" office:value-type="float" office:value="253.5188151921" calcext:value-type="float">
            <text:p>253,5188151921</text:p>
          </table:table-cell>
          <table:table-cell table:style-name="ce1" table:formula="of:=AVERAGE([.C82:.C91])" office:value-type="float" office:value="0.00185232024073479" calcext:value-type="float">
            <text:p>0,0018523202</text:p>
          </table:table-cell>
          <table:table-cell table:style-name="ce1" table:formula="of:=AVERAGE([.D82:.D91])" office:value-type="float" office:value="74.2111111111111" calcext:value-type="float">
            <text:p>74,2111111111</text:p>
          </table:table-cell>
        </table:table-row>
        <table:table-row table:style-name="ro1">
          <table:table-cell table:style-name="ce2" office:value-type="float" office:value="9324" calcext:value-type="float">
            <text:p>9324</text:p>
          </table:table-cell>
          <table:table-cell table:style-name="ce3" office:value-type="float" office:value="267.311639297" calcext:value-type="float">
            <text:p>267,311639297</text:p>
          </table:table-cell>
          <table:table-cell table:style-name="ce3" office:value-type="float" office:value="0.00198374408435901" calcext:value-type="float">
            <text:p>0,0019837441</text:p>
          </table:table-cell>
          <table:table-cell table:style-name="ce3" office:value-type="float" office:value="74.5709995709996" calcext:value-type="float">
            <text:p>74,570999571</text:p>
          </table:table-cell>
          <table:table-cell table:number-columns-repeated="3"/>
        </table:table-row>
        <table:table-row table:style-name="ro1">
          <table:table-cell table:style-name="ce2" office:value-type="float" office:value="9324" calcext:value-type="float">
            <text:p>9324</text:p>
          </table:table-cell>
          <table:table-cell table:style-name="ce3" office:value-type="float" office:value="253.574388776" calcext:value-type="float">
            <text:p>253,574388776</text:p>
          </table:table-cell>
          <table:table-cell table:style-name="ce3" office:value-type="float" office:value="0.00188180526678748" calcext:value-type="float">
            <text:p>0,0018818053</text:p>
          </table:table-cell>
          <table:table-cell table:style-name="ce3" office:value-type="float" office:value="74.5709995709996" calcext:value-type="float">
            <text:p>74,570999571</text:p>
          </table:table-cell>
          <table:table-cell table:number-columns-repeated="3"/>
        </table:table-row>
        <table:table-row table:style-name="ro1">
          <table:table-cell table:style-name="ce2" office:value-type="float" office:value="9324" calcext:value-type="float">
            <text:p>9324</text:p>
          </table:table-cell>
          <table:table-cell table:style-name="ce3" office:value-type="float" office:value="287.221714638" calcext:value-type="float">
            <text:p>287,221714638</text:p>
          </table:table-cell>
          <table:table-cell table:style-name="ce3" office:value-type="float" office:value="0.0021315333826993" calcext:value-type="float">
            <text:p>0,0021315334</text:p>
          </table:table-cell>
          <table:table-cell table:style-name="ce3" office:value-type="float" office:value="74.5709995709996" calcext:value-type="float">
            <text:p>74,570999571</text:p>
          </table:table-cell>
          <table:table-cell table:number-columns-repeated="3"/>
        </table:table-row>
        <table:table-row table:style-name="ro1">
          <table:table-cell table:style-name="ce2" office:value-type="float" office:value="9324" calcext:value-type="float">
            <text:p>9324</text:p>
          </table:table-cell>
          <table:table-cell table:style-name="ce3" office:value-type="float" office:value="270.183974521" calcext:value-type="float">
            <text:p>270,183974521</text:p>
          </table:table-cell>
          <table:table-cell table:style-name="ce3" office:value-type="float" office:value="0.00200514339388703" calcext:value-type="float">
            <text:p>0,0020051434</text:p>
          </table:table-cell>
          <table:table-cell table:style-name="ce3" office:value-type="float" office:value="74.5709995709996" calcext:value-type="float">
            <text:p>74,570999571</text:p>
          </table:table-cell>
          <table:table-cell table:number-columns-repeated="3"/>
        </table:table-row>
        <table:table-row table:style-name="ro1">
          <table:table-cell table:style-name="ce2" office:value-type="float" office:value="9324" calcext:value-type="float">
            <text:p>9324</text:p>
          </table:table-cell>
          <table:table-cell table:style-name="ce3" office:value-type="float" office:value="262.534327784" calcext:value-type="float">
            <text:p>262,534327784</text:p>
          </table:table-cell>
          <table:table-cell table:style-name="ce3" office:value-type="float" office:value="0.00194828898033775" calcext:value-type="float">
            <text:p>0,001948289</text:p>
          </table:table-cell>
          <table:table-cell table:style-name="ce3" office:value-type="float" office:value="74.5709995709996" calcext:value-type="float">
            <text:p>74,570999571</text:p>
          </table:table-cell>
          <table:table-cell table:number-columns-repeated="3"/>
        </table:table-row>
        <table:table-row table:style-name="ro1">
          <table:table-cell table:style-name="ce2" office:value-type="float" office:value="9324" calcext:value-type="float">
            <text:p>9324</text:p>
          </table:table-cell>
          <table:table-cell table:style-name="ce3" office:value-type="float" office:value="267.132761884" calcext:value-type="float">
            <text:p>267,132761884</text:p>
          </table:table-cell>
          <table:table-cell table:style-name="ce3" office:value-type="float" office:value="0.0019824269486882" calcext:value-type="float">
            <text:p>0,0019824269</text:p>
          </table:table-cell>
          <table:table-cell table:style-name="ce3" office:value-type="float" office:value="74.5709995709996" calcext:value-type="float">
            <text:p>74,570999571</text:p>
          </table:table-cell>
          <table:table-cell table:number-columns-repeated="3"/>
        </table:table-row>
        <table:table-row table:style-name="ro1">
          <table:table-cell table:style-name="ce2" office:value-type="float" office:value="9324" calcext:value-type="float">
            <text:p>9324</text:p>
          </table:table-cell>
          <table:table-cell table:style-name="ce3" office:value-type="float" office:value="248.767698446" calcext:value-type="float">
            <text:p>248,767698446</text:p>
          </table:table-cell>
          <table:table-cell table:style-name="ce3" office:value-type="float" office:value="0.00169577289903488" calcext:value-type="float">
            <text:p>0,0016957729</text:p>
          </table:table-cell>
          <table:table-cell table:style-name="ce3" office:value-type="float" office:value="74.5709995709996" calcext:value-type="float">
            <text:p>74,570999571</text:p>
          </table:table-cell>
          <table:table-cell table:number-columns-repeated="3"/>
        </table:table-row>
        <table:table-row table:style-name="ro1">
          <table:table-cell table:style-name="ce2" office:value-type="float" office:value="9324" calcext:value-type="float">
            <text:p>9324</text:p>
          </table:table-cell>
          <table:table-cell table:style-name="ce3" office:value-type="float" office:value="270.468077516" calcext:value-type="float">
            <text:p>270,468077516</text:p>
          </table:table-cell>
          <table:table-cell table:style-name="ce3" office:value-type="float" office:value="0.00200715269747844" calcext:value-type="float">
            <text:p>0,0020071527</text:p>
          </table:table-cell>
          <table:table-cell table:style-name="ce3" office:value-type="float" office:value="74.5709995709996" calcext:value-type="float">
            <text:p>74,570999571</text:p>
          </table:table-cell>
          <table:table-cell table:number-columns-repeated="3"/>
        </table:table-row>
        <table:table-row table:style-name="ro1">
          <table:table-cell table:style-name="ce2" office:value-type="float" office:value="9324" calcext:value-type="float">
            <text:p>9324</text:p>
          </table:table-cell>
          <table:table-cell table:style-name="ce3" office:value-type="float" office:value="248.068780674" calcext:value-type="float">
            <text:p>248,068780674</text:p>
          </table:table-cell>
          <table:table-cell table:style-name="ce3" office:value-type="float" office:value="0.00169136629071649" calcext:value-type="float">
            <text:p>0,0016913663</text:p>
          </table:table-cell>
          <table:table-cell table:style-name="ce3" office:value-type="float" office:value="74.5709995709996" calcext:value-type="float">
            <text:p>74,57099957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ACC</text:p>
          </table:table-cell>
        </table:table-row>
        <table:table-row table:style-name="ro1">
          <table:table-cell table:style-name="ce2" office:value-type="float" office:value="9324" calcext:value-type="float">
            <text:p>9324</text:p>
          </table:table-cell>
          <table:table-cell table:style-name="ce3" office:value-type="float" office:value="258.27845486" calcext:value-type="float">
            <text:p>258,27845486</text:p>
          </table:table-cell>
          <table:table-cell table:style-name="ce3" office:value-type="float" office:value="0.00191670335997199" calcext:value-type="float">
            <text:p>0,0019167034</text:p>
          </table:table-cell>
          <table:table-cell table:style-name="ce3" office:value-type="float" office:value="74.5709995709996" calcext:value-type="float">
            <text:p>74,570999571</text:p>
          </table:table-cell>
          <table:table-cell table:style-name="ce2" table:formula="of:=AVERAGE([.B92:.B101])" office:value-type="float" office:value="263.3541818396" calcext:value-type="float">
            <text:p>263,3541818396</text:p>
          </table:table-cell>
          <table:table-cell table:style-name="ce2" table:formula="of:=AVERAGE([.C92:.C101])" office:value-type="float" office:value="0.00192439373039606" calcext:value-type="float">
            <text:p>0,0019243937</text:p>
          </table:table-cell>
          <table:table-cell table:style-name="ce2" table:formula="of:=AVERAGE([.D92:.D101])" office:value-type="float" office:value="74.5709995709996" calcext:value-type="float">
            <text:p>74,570999571</text:p>
          </table:table-cell>
        </table:table-row>
        <table:table-row table:style-name="ro1" table:number-rows-repeated="104847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pam_data_compiled.A2:spam_data_compiled.D1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9T19:15:42.130026177</dc:date>
    <meta:editing-duration>PT5M36S</meta:editing-duration>
    <meta:editing-cycles>1</meta:editing-cycles>
    <meta:document-statistic meta:table-count="1" meta:cell-count="464" meta:object-count="0"/>
    <meta:generator>LibreOffice/5.1.6.2$Linux_X86_64 LibreOffice_project/10m0$Build-2</meta:generator>
  </office:meta>
</office:document-meta>
</file>